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嘉義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0947" calcext:value-type="float">
            <text:p>60,94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201" calcext:value-type="float">
            <text:p>4,201</text:p>
          </table:table-cell>
          <table:table-cell table:style-name="ce3" office:value-type="float" office:value="50475" calcext:value-type="float">
            <text:p>50,47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3507" calcext:value-type="float">
            <text:p>33,50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6010" calcext:value-type="float">
            <text:p>156,01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58552" calcext:value-type="float">
            <text:p>158,5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555" calcext:value-type="float">
            <text:p>158,555</text:p>
          </table:table-cell>
          <table:table-cell table:style-name="ce3" office:value-type="float" office:value="59151" calcext:value-type="float">
            <text:p>59,151</text:p>
          </table:table-cell>
          <table:table-cell table:style-name="ce3" office:value-type="float" office:value="217706" calcext:value-type="float">
            <text:p>217,706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6425" calcext:value-type="float">
            <text:p>26,4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23991" calcext:value-type="float">
            <text:p>23,9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827" calcext:value-type="float">
            <text:p>14,8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0295" calcext:value-type="float">
            <text:p>70,295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71363" calcext:value-type="float">
            <text:p>71,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365" calcext:value-type="float">
            <text:p>71,365</text:p>
          </table:table-cell>
          <table:table-cell table:style-name="ce3" office:value-type="float" office:value="26831" calcext:value-type="float">
            <text:p>26,831</text:p>
          </table:table-cell>
          <table:table-cell table:style-name="ce3" office:value-type="float" office:value="98196" calcext:value-type="float">
            <text:p>98,196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45" calcext:value-type="float">
            <text:p>64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47" calcext:value-type="float">
            <text:p>2,347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29" calcext:value-type="float">
            <text:p>2,229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52" calcext:value-type="float">
            <text:p>95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629" calcext:value-type="float">
            <text:p>3,629</text:p>
          </table:table-cell>
          <table:table-cell table:style-name="ce4" office:value-type="string" calcext:value-type="string">
            <text:p>74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43" calcext:value-type="float">
            <text:p>2,243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816" calcext:value-type="float">
            <text:p>2,816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840" calcext:value-type="float">
            <text:p>3,840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023" calcext:value-type="float">
            <text:p>4,023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47" calcext:value-type="float">
            <text:p>1,24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156" calcext:value-type="float">
            <text:p>4,156</text:p>
          </table:table-cell>
          <table:table-cell table:style-name="ce4" office:value-type="string" calcext:value-type="string">
            <text:p>7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75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059" calcext:value-type="float">
            <text:p>4,059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11" calcext:value-type="float">
            <text:p>1,811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22" calcext:value-type="float">
            <text:p>2,022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800" calcext:value-type="float">
            <text:p>1,800</text:p>
          </table:table-cell>
          <table:table-cell table:style-name="ce4" office:value-type="string" calcext:value-type="string">
            <text:p>71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6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90" calcext:value-type="float">
            <text:p>1,890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361" calcext:value-type="float">
            <text:p>3,361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80" calcext:value-type="float">
            <text:p>2,080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06" calcext:value-type="float">
            <text:p>2,406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636" calcext:value-type="float">
            <text:p>2,636</text:p>
          </table:table-cell>
          <table:table-cell table:style-name="ce4" office:value-type="string" calcext:value-type="string">
            <text:p>69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800" calcext:value-type="float">
            <text:p>3,800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89" calcext:value-type="float">
            <text:p>3,289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496" calcext:value-type="float">
            <text:p>3,496</text:p>
          </table:table-cell>
          <table:table-cell table:style-name="ce4" office:value-type="string" calcext:value-type="string">
            <text:p>72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925" calcext:value-type="float">
            <text:p>1,925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123" calcext:value-type="float">
            <text:p>2,123</text:p>
          </table:table-cell>
          <table:table-cell table:style-name="ce4" office:value-type="string" calcext:value-type="string">
            <text:p>75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092" calcext:value-type="float">
            <text:p>3,092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51" calcext:value-type="float">
            <text:p>2,051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344" calcext:value-type="float">
            <text:p>3,344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59" calcext:value-type="float">
            <text:p>3,1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456" calcext:value-type="float">
            <text:p>4,456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0.8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4522" calcext:value-type="float">
            <text:p>34,52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26484" calcext:value-type="float">
            <text:p>26,4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80" calcext:value-type="float">
            <text:p>18,6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5715" calcext:value-type="float">
            <text:p>85,715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87189" calcext:value-type="float">
            <text:p>87,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190" calcext:value-type="float">
            <text:p>87,190</text:p>
          </table:table-cell>
          <table:table-cell table:style-name="ce3" office:value-type="float" office:value="32320" calcext:value-type="float">
            <text:p>32,320</text:p>
          </table:table-cell>
          <table:table-cell table:style-name="ce3" office:value-type="float" office:value="119510" calcext:value-type="float">
            <text:p>119,510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71" calcext:value-type="float">
            <text:p>1,771</text:p>
          </table:table-cell>
          <table:table-cell table:style-name="ce4" office:value-type="string" calcext:value-type="string">
            <text:p>71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63" calcext:value-type="float">
            <text:p>2,163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77" calcext:value-type="float">
            <text:p>2,177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888" calcext:value-type="float">
            <text:p>2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8" calcext:value-type="float">
            <text:p>2,88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075" calcext:value-type="float">
            <text:p>4,075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38" calcext:value-type="float">
            <text:p>93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1" calcext:value-type="float">
            <text:p>3,0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68" calcext:value-type="float">
            <text:p>3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8" calcext:value-type="float">
            <text:p>3,068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101" calcext:value-type="float">
            <text:p>4,101</text:p>
          </table:table-cell>
          <table:table-cell table:style-name="ce4" office:value-type="string" calcext:value-type="string">
            <text:p>7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948" calcext:value-type="float">
            <text:p>1,948</text:p>
          </table:table-cell>
          <table:table-cell table:style-name="ce4" office:value-type="string" calcext:value-type="string">
            <text:p>70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99" calcext:value-type="float">
            <text:p>79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408" calcext:value-type="float">
            <text:p>3,408</text:p>
          </table:table-cell>
          <table:table-cell table:style-name="ce4" office:value-type="string" calcext:value-type="string">
            <text:p>7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795" calcext:value-type="float">
            <text:p>1,795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60" calcext:value-type="float">
            <text:p>3,160</text:p>
          </table:table-cell>
          <table:table-cell table:style-name="ce4" office:value-type="string" calcext:value-type="string">
            <text:p>7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50" calcext:value-type="float">
            <text:p>4,95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831" calcext:value-type="float">
            <text:p>6,831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3" calcext:value-type="float">
            <text:p>3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65" calcext:value-type="float">
            <text:p>1,565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67" calcext:value-type="float">
            <text:p>3,467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26" calcext:value-type="float">
            <text:p>3,62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054" calcext:value-type="float">
            <text:p>5,054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94" calcext:value-type="float">
            <text:p>5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72" calcext:value-type="float">
            <text:p>2,572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093" calcext:value-type="float">
            <text:p>5,093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130" calcext:value-type="float">
            <text:p>1,13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5288" calcext:value-type="float">
            <text:p>5,288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0" calcext:value-type="float">
            <text:p>3,97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500" calcext:value-type="float">
            <text:p>5,500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69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76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38" calcext:value-type="float">
            <text:p>1,638</text:p>
          </table:table-cell>
          <table:table-cell table:style-name="ce4" office:value-type="string" calcext:value-type="string">
            <text:p>72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7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2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9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27" calcext:value-type="float">
            <text:p>1,927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28" calcext:value-type="float">
            <text:p>2,028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542" calcext:value-type="float">
            <text:p>4,542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289" calcext:value-type="float">
            <text:p>4,289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067" calcext:value-type="float">
            <text:p>4,067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520" calcext:value-type="float">
            <text:p>3,520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56.56</text:p>
          </table:table-cell>
          <table:table-cell table:number-columns-repeated="99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" style:display-name="PageStyle_嘉義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2253" meta:object-count="0"/>
  </office:meta>
</office:document-meta>
</file>